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, tahoma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563in" loext:contextual-spacing="false" style:line-height-at-least="0.25in" fo:orphans="2" fo:widows="2"/>
    </style:style>
    <style:style style:name="P2" style:family="paragraph" style:parent-style-name="Standard">
      <style:paragraph-properties fo:margin-top="0in" fo:margin-bottom="0.1563in" loext:contextual-spacing="false" style:line-height-at-least="0.25in" fo:orphans="2" fo:widows="2"/>
    </style:style>
    <style:style style:name="P3" style:family="paragraph" style:parent-style-name="Standard">
      <style:paragraph-properties fo:margin-top="0in" fo:margin-bottom="0.1563in" loext:contextual-spacing="false" style:line-height-at-least="0.25in" fo:orphans="2" fo:widows="2"/>
      <style:text-properties fo:font-variant="normal" fo:text-transform="none" fo:color="#333333" fo:letter-spacing="normal"/>
    </style:style>
    <style:style style:name="P4" style:family="paragraph" style:parent-style-name="Heading_20_1">
      <style:paragraph-properties fo:margin-top="0in" fo:margin-bottom="0.1563in" loext:contextual-spacing="false" style:line-height-at-least="0.25in" fo:orphans="2" fo:widows="2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style:font-name-asian="arial1" style:font-size-asian="9pt" style:font-style-asian="normal" style:font-weight-asian="normal"/>
    </style:style>
    <style:style style:name="T5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136ec2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136ec2" style:text-line-through-style="none" style:text-line-through-type="none" style:font-name="arial1" fo:font-size="25.5pt" fo:letter-spacing="normal" fo:font-style="normal" style:text-underline-style="none" fo:font-weight="normal" style:text-blinking="false" style:font-name-asian="arial" style:font-size-asian="10.5pt" style:font-style-asian="normal" style:font-weight-asian="normal"/>
    </style:style>
    <style:style style:name="T8" style:family="text">
      <style:text-properties fo:font-variant="normal" fo:text-transform="none" fo:color="#136ec2" style:text-line-through-style="none" style:text-line-through-type="none" style:font-name="arial1" fo:font-size="25.5pt" fo:letter-spacing="normal" fo:font-style="normal" style:text-underline-style="none" fo:font-weight="normal" officeooo:rsid="000dac01" style:text-blinking="false"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666666" style:text-line-through-style="none" style:text-line-through-type="none" fo:letter-spacing="normal" style:text-underline-style="none" style:text-blinking="false" fo:background-color="#ffffff" loext:char-shading-value="0" style:font-name-asian="arial1" style:font-size-asian="9pt" style:font-style-asian="normal" style:font-weight-asian="normal" loext:padding-left="0.0193in" loext:padding-right="0.0193in" loext:padding-top="0.0626in" loext:padding-bottom="0.0626in" loext:border="0.06pt solid #c5c5c5"/>
    </style:style>
    <style:style style:name="T10" style:family="text">
      <style:text-properties fo:color="#136ec2" style:text-line-through-style="none" style:text-line-through-type="none" style:text-underline-style="none" style:text-blinking="false" style:font-name-asian="arial" style:font-size-asian="10.5pt" style:font-style-asian="normal" style:font-weight-asian="normal"/>
    </style:style>
    <style:style style:name="T11" style:family="text">
      <style:text-properties style:font-name="arial" fo:font-size="10.5pt" fo:font-style="normal" fo:font-weight="normal"/>
    </style:style>
    <style:style style:name="T12" style:family="text">
      <style:text-properties style:font-name-asian="ari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7">multi-touc</text:span><text:span text:style-name="T8">h</text:span></text:h>
      <text:p text:style-name="P1"><text:span text:style-name="T3">多点触控 </text:span><text:span text:style-name="T1">(</text:span><text:span text:style-name="T3">又称多重触控、多点感应、多重感应，英译为</text:span><text:span text:style-name="T1">Multitouch</text:span><text:span text:style-name="T3">或</text:span><text:span text:style-name="T1">Multi-touch)</text:span><text:span text:style-name="T3">是一项由电脑使用者透过数只手指达至图像应用控制的输入技术。是采用</text:span><text:a xlink:type="simple" xlink:href="https://baike.baidu.com/item/人机交互技术/10508975" office:target-frame-name="_blank" xlink:show="new" text:style-name="Internet_20_link" text:visited-style-name="Visited_20_Internet_20_Link"><text:span text:style-name="T5">人机交互技术</text:span></text:a><text:span text:style-name="T3">与硬件设备共同实现的技术，能在没有传统输入设备（如鼠标、键盘等）的情况下进行计算机的人机交互操作</text:span></text:p>
      <text:p text:style-name="P2"><text:span text:style-name="T5"/></text:p>
      <text:p text:style-name="P2"><text:a xlink:type="simple" xlink:href="https://baike.baidu.com/item/多点触控技术" office:target-frame-name="_blank" xlink:show="new" text:style-name="Internet_20_link" text:visited-style-name="Visited_20_Internet_20_Link"><text:span text:style-name="T5">多点触控技术</text:span></text:a><text:span text:style-name="T3">分很多为种，但以下列</text:span><text:span text:style-name="T1">4</text:span><text:span text:style-name="T3">种较成熟。</text:span></text:p>
      <text:p text:style-name="P2"><text:span text:style-name="T1">1</text:span><text:span text:style-name="T3">、“</text:span><text:a xlink:type="simple" xlink:href="https://baike.baidu.com/item/LLP" office:target-frame-name="_blank" xlink:show="new" text:style-name="Internet_20_link" text:visited-style-name="Visited_20_Internet_20_Link"><text:span text:style-name="T6">LLP</text:span></text:a><text:span text:style-name="T1">(laser light plane)</text:span><text:span text:style-name="T3">技术”，主要运用红外激光设备把红外线投影到屏幕上。当屏幕被阻挡时，红外线便会反射，而屏幕下的摄影机则会捕捉反射去向。再经系统分析，便可作出反应。</text:span></text:p>
      <text:p text:style-name="P3"><text:span text:style-name="T11">2</text:span><text:span text:style-name="T12">、“</text:span><text:span text:style-name="T11">FTIR(Frustrated Total Internal Reflection)</text:span><text:span text:style-name="T12">技术”，会在屏幕的夹层中加入</text:span><text:span text:style-name="T11">LED</text:span><text:span text:style-name="T12">光线，当用户按下屏幕时，便会使夹层的光线造成不同的反射效果，感应器接收光线变化而捕捉用户的施力点，从而作出反应。</text:span></text:p>
      <text:p text:style-name="P3"><text:span text:style-name="T11">3</text:span><text:span text:style-name="T12">、“</text:span><text:span text:style-name="T11">ToughtLight</text:span><text:span text:style-name="T12">技术”，运用投影的的方法，把红外线投影到屏幕上。当屏幕被阻挡时，红外线便会反射，而屏幕下的摄影机则会捕捉反射去向。再经系统分析，便可作出反应。</text:span></text:p>
      <text:p text:style-name="P3"><text:span text:style-name="T11">4</text:span><text:span text:style-name="T12">、“</text:span><text:span text:style-name="T11">Optical Touch</text:span><text:span text:style-name="T12">技术”，它在屏幕顶部的两端，分别设有一个镜头，来接收用户的手势改变和触点的位置。经计算后转为坐标，再作出反应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, tahoma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1:21:10.035849550</meta:creation-date>
    <dc:date>2019-08-13T15:59:32.036571976</dc:date>
    <meta:editing-duration>PT4H28M11S</meta:editing-duration>
    <meta:editing-cycles>1</meta:editing-cycles>
    <meta:document-statistic meta:table-count="0" meta:image-count="0" meta:object-count="0" meta:page-count="1" meta:paragraph-count="7" meta:word-count="423" meta:character-count="538" meta:non-whitespace-character-count="531"/>
    <meta:generator>LibreOffice/5.1.6.2$Linux_X86_64 LibreOffice_project/10m0$Build-2</meta:generator>
  </office:meta>
</office:document-meta>
</file>